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text-properties style:font-name="Calibri" fo:language="de" fo:country="DE"/>
    </style:style>
    <style:style style:name="P6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7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8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9" style:family="paragraph" style:parent-style-name="Standard">
      <style:paragraph-properties fo:margin-top="0cm" fo:margin-bottom="0.051cm"/>
      <style:text-properties style:font-name="Calibri" fo:language="de" fo:country="DE" fo:font-weight="bold" style:font-weight-asian="bold"/>
    </style:style>
    <style:style style:name="P10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1" style:family="paragraph" style:parent-style-name="Table_20_Contents">
      <style:text-properties style:font-name="Calibri" officeooo:paragraph-rsid="000ff179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cf39d"/>
    </style:style>
    <style:style style:name="T7" style:family="text">
      <style:text-properties officeooo:rsid="000eaeba"/>
    </style:style>
    <style:style style:name="T8" style:family="text">
      <style:text-properties officeooo:rsid="000ff179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FICHE DE SUIVI INDIVIDUEL HEBDOMADAIRE</text:p>
      <text:p text:style-name="P1"/>
      <text:p text:style-name="P7"><text:span text:style-name="T1">L'EQUIPE : <text:s/></text:span><text:span text:style-name="T2">H4312</text:span></text:p>
      <text:p text:style-name="P8">NOM PERSONNE: <text:s/>Billy PITIOT</text:p>
      <text:p text:style-name="P8">PHASE: <text:span text:style-name="T6">Construction des solutions</text:span></text:p>
      <text:p text:style-name="P9">SOUS-PHASE: <text:span text:style-name="T6">Solution spécifique</text:span></text:p>
      <text:p text:style-name="P9">SEMAINE : <text:span text:style-name="T8">6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6">Temps prévu</text:p>
          </table:table-cell>
          <table:table-cell table:style-name="Table1.D1" office:value-type="string">
            <text:p text:style-name="P6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11"><text:span text:style-name="T8">Construction de l'architecture de la solution spécifique</text:span></text:p>
          </table:table-cell>
          <table:table-cell table:style-name="Table1.B2" office:value-type="string">
            <text:p text:style-name="P3"><text:span text:style-name="T6">3</text:span>h</text:p>
          </table:table-cell>
          <table:table-cell table:style-name="Table1.D2" office:value-type="string">
            <text:p text:style-name="P3"><text:span text:style-name="T6">3</text:span>h</text:p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3"><text:span text:style-name="T3"/></text:p>
          </table:table-cell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7</meta:editing-cycles>
    <meta:editing-duration>PT00H16M49S</meta:editing-duration>
    <meta:generator>OpenOffice.org/3.2$Unix OpenOffice.org_project/320m19$Build-9505</meta:generator>
    <meta:initial-creator>Gartu Stefana</meta:initial-creator>
    <dc:date>2011-02-22T09:53:02</dc:date>
    <dc:creator>Billy </dc:creator>
    <meta:document-statistic meta:table-count="1" meta:image-count="0" meta:object-count="0" meta:page-count="1" meta:paragraph-count="15" meta:word-count="39" meta:character-count="259"/>
  </office:meta>
</office:document-meta>
</file>